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e5fd" officeooo:paragraph-rsid="001ae5fd"/>
    </style:style>
    <style:style style:name="P2" style:family="paragraph" style:parent-style-name="Standard">
      <style:text-properties officeooo:rsid="001be2d9" officeooo:paragraph-rsid="001be2d9"/>
    </style:style>
    <style:style style:name="P3" style:family="paragraph" style:parent-style-name="Standard">
      <style:text-properties officeooo:rsid="001be2d9" officeooo:paragraph-rsid="001c2470"/>
    </style:style>
    <style:style style:name="P4" style:family="paragraph" style:parent-style-name="Standard">
      <style:text-properties officeooo:rsid="001c2470" officeooo:paragraph-rsid="001c2470"/>
    </style:style>
    <style:style style:name="P5" style:family="paragraph" style:parent-style-name="Standard">
      <style:text-properties officeooo:paragraph-rsid="001c2470"/>
    </style:style>
    <style:style style:name="P6" style:family="paragraph" style:parent-style-name="Standard">
      <style:text-properties officeooo:rsid="001ca07c" officeooo:paragraph-rsid="001ca07c"/>
    </style:style>
    <style:style style:name="P7" style:family="paragraph" style:parent-style-name="Standard">
      <style:text-properties fo:font-style="italic" officeooo:rsid="001ca07c" officeooo:paragraph-rsid="001ca07c"/>
    </style:style>
    <style:style style:name="P8" style:family="paragraph" style:parent-style-name="Standard">
      <style:text-properties fo:font-style="italic" officeooo:rsid="001ca07c" officeooo:paragraph-rsid="001eee4b"/>
    </style:style>
    <style:style style:name="P9" style:family="paragraph" style:parent-style-name="Standard">
      <style:text-properties fo:font-style="italic" officeooo:rsid="001ca07c" officeooo:paragraph-rsid="001ca07c" style:font-style-asian="italic" style:font-style-complex="italic"/>
    </style:style>
    <style:style style:name="P10" style:family="paragraph" style:parent-style-name="Standard">
      <style:text-properties fo:font-style="italic" officeooo:rsid="00205c55" officeooo:paragraph-rsid="00205c55"/>
    </style:style>
    <style:style style:name="P11" style:family="paragraph" style:parent-style-name="Standard">
      <style:text-properties fo:font-style="italic" officeooo:rsid="0020c5a9" officeooo:paragraph-rsid="0020c5a9"/>
    </style:style>
    <style:style style:name="P12" style:family="paragraph" style:parent-style-name="Standard">
      <style:text-properties fo:font-style="italic" officeooo:rsid="002254fb" officeooo:paragraph-rsid="002254fb"/>
    </style:style>
    <style:style style:name="P13" style:family="paragraph" style:parent-style-name="Standard">
      <style:text-properties officeooo:rsid="001eee4b" officeooo:paragraph-rsid="001eee4b"/>
    </style:style>
    <style:style style:name="P14" style:family="paragraph" style:parent-style-name="Standard">
      <style:text-properties fo:font-weight="bold" officeooo:rsid="001ae5fd" officeooo:paragraph-rsid="001ae5fd" style:font-weight-asian="bold" style:font-weight-complex="bold"/>
    </style:style>
    <style:style style:name="T1" style:family="text">
      <style:text-properties officeooo:rsid="001ae5fd"/>
    </style:style>
    <style:style style:name="T2" style:family="text">
      <style:text-properties officeooo:rsid="001be2d9"/>
    </style:style>
    <style:style style:name="T3" style:family="text">
      <style:text-properties officeooo:rsid="001c2470"/>
    </style:style>
    <style:style style:name="T4" style:family="text">
      <style:text-properties officeooo:rsid="001eee4b"/>
    </style:style>
    <style:style style:name="T5" style:family="text">
      <style:text-properties fo:font-weight="bold" style:font-weight-asian="bold" style:font-weight-complex="bold"/>
    </style:style>
    <style:style style:name="T6" style:family="text">
      <style:text-properties fo:font-weight="bold" officeooo:rsid="001be2d9" style:font-weight-asian="bold" style:font-weight-complex="bold"/>
    </style:style>
    <style:style style:name="T7" style:family="text">
      <style:text-properties officeooo:rsid="002254f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P1 : <text:span text:style-name="T2">Étude</text:span> de la protéine p63</text:p>
      <text:p text:style-name="P1"/>
      <text:p text:style-name="P1"/>
      <text:p text:style-name="P1"><text:span text:style-name="T6">Étape</text:span><text:span text:style-name="T5"> 1 :</text:span> Recherche d’informations à partir de la séquence p63 dans les bases de données.</text:p>
      <text:p text:style-name="P13"/>
      <text:p text:style-name="P13">-Recherche sur UNIPROT</text:p>
      <text:p text:style-name="P5"><text:span text:style-name="T1">1070 résultats. Le premier lien correspond à la p63 chez l’humain. Deuxième : Souris, Troisième : Rat.</text:span></text:p>
      <text:p text:style-name="P2">Il y a seulement 3 séquence disponibles de la p63, toutes ‘reviewed’ (Swiss-prot).</text:p>
      <text:p text:style-name="P3"><text:span text:style-name="T3">options intéressantes: <text:tab/>- Reviewed</text:span></text:p>
      <text:p text:style-name="P4"><text:span text:style-name="T4"><text:tab/></text:span><text:tab/><text:tab/>- Protein name</text:p>
      <text:p text:style-name="P6"><text:span text:style-name="T4"><text:tab/></text:span><text:tab/><text:tab/>- Structure</text:p>
      <text:p text:style-name="P4">numéro d'accession Q9H3D4</text:p>
      <text:p text:style-name="P6">On choisit l'humain car c'est l'organisme pour lequel la p63 a été le plus étudiée (614 publications). C'est notamment la seule pour laquelle on a une structure, mais celle-ci est incomplète.</text:p>
      <text:p text:style-name="P6"/>
      <text:p text:style-name="P6"/>
      <text:p text:style-name="P13">-UNIPROT</text:p>
      <text:p text:style-name="P9">Structure</text:p>
      <text:p text:style-name="P6">Il y a 12 isoformes. L'isoforme 1 (680 aa) est 'la séquence canonique'. </text:p>
      <text:p text:style-name="P7">This isoform has been chosen as the 'canonical' sequence. All positional information in this entry refers to it. This is also the sequence that appears in the downloadable versions of the entry.</text:p>
      <text:p text:style-name="P7"/>
      <text:p text:style-name="P7">Fonction:</text:p>
      <text:p text:style-name="P7">Acts as a sequence specific DNA binding transcriptional activator or repressor. The isoforms contain a varying set of transactivation and auto-regulating transactivation inhibiting domains thus showing an isoform specific activity. Isoform 2 activates RIPK4 transcription. May be required in conjunction with TP73/p73 for initiation of p53/TP53 dependent apoptosis in response to genotoxic insults and the presence of activated oncogenes. Involved in Notch signaling by probably inducing JAG1 and JAG2. Plays a role in the regulation of epithelial morphogenesis. The ratio of DeltaN-type and TA*-type isoforms may govern the maintenance of epithelial stem cell compartments and regulate the initiation of epithelial stratification from the undifferentiated embryonal ectoderm. Required for limb formation from the apical ectodermal ridge. Activates transcription of the p21 promoter.</text:p>
      <text:p text:style-name="P7"/>
      <text:p text:style-name="P7">Noms:</text:p>
      <text:p text:style-name="P7">Synonyms:KET, P63, P73H, P73L, TP73L</text:p>
      <text:p text:style-name="P7"/>
      <text:p text:style-name="P7">Interaction:</text:p>
      <text:p text:style-name="P7">Binds DNA as a homotetramer. Isoform composition of the tetramer may determine transactivation activity. Isoforms Alpha and Gamma interact with HIPK2. Interacts with SSRP1, leading to stimulate coactivator activity. Isoform 1 and isoform 2 interact with WWP1. Interacts with PDS5A. Isoform 5 (via activation domain) interacts with NOC2L.</text:p>
      <text:p text:style-name="P7"/>
      <text:p text:style-name="P7"/>
      <text:p text:style-name="P7"/>
      <text:p text:style-name="P7"/>
      <text:p text:style-name="P7"/>
      <text:p text:style-name="P7"/>
      <text:p text:style-name="P7"/>
      <text:p text:style-name="P7"/>
      <text:p text:style-name="P7"/>
      <text:p text:style-name="P7"><text:soft-page-break/>Notes du tableau:</text:p>
      <text:p text:style-name="P7">- Interagit avec 11protéines et avec l'ADN</text:p>
      <text:p text:style-name="P8">- Les isoformes ont une séquence centrale commune</text:p>
      <text:p text:style-name="P10">- il y a des Zn en positions : 244, 247, 308, 312.</text:p>
      <text:p text:style-name="P11">- Séquence nucléique (EMBL)<text:span text:style-name="T7">: AAF43487.1</text:span></text:p>
      <text:p text:style-name="P12">- p63 + p73 =&gt; p53 apoptotic response</text:p>
      <text:p text:style-name="P12">- DNA binding transcriptional activator/repressor (isoform specific activity)</text:p>
      <text:p text:style-name="P12"><text:tab/>- induce JAG1/JAG2 in Notch Signalling pathway</text:p>
      <text:p text:style-name="P12"><text:tab/>- regulation of epithelial morphogenesis</text:p>
      <text:p text:style-name="P7">- GO MF : <text:tab/>- Transcription factor</text:p>
      <text:p text:style-name="P7"><text:tab/><text:tab/>- p53 binding</text:p>
      <text:p text:style-name="P7"><text:tab/><text:tab/>-DNA binding</text:p>
      <text:p text:style-name="P7">- INTERPRO :<text:tab/>- 164-358: p53, DNA-<text:span text:style-name="T4">b</text:span>inding domain</text:p>
      <text:p text:style-name="P7"><text:tab/><text:tab/>- <text:span text:style-name="T4">391-430: p53, tetramerisation domain</text:span></text:p>
      <text:p text:style-name="P7"><text:tab/><text:tab/>- <text:span text:style-name="T4">541-607: sterile alpha motif domain (domain SAM)</text:span></text:p>
      <text:p text:style-name="P7"><text:tab/><text:tab/>- <text:span text:style-name="T4">307-319: signature famille p63</text:span></text:p>
      <text:p text:style-name="P12">- Schéma des structures résolues :</text:p>
      <text:p text:style-name="P12"/>
      <text:p text:style-name="P12">N ________|||||||||||||||||||||||||||||||||||||||___|||||||||||||_________||||||||||||||||||||||||||||________ C(680)</text:p>
      <text:p text:style-name="P12"><text:s text:c="19"/>153------------------------388 <text:s text:c="4"/>397---454 <text:s text:c="15"/>542----------------6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2T14:36:17.149914726</meta:creation-date>
    <dc:date>2018-01-22T16:49:29.750711818</dc:date>
    <meta:editing-duration>PT1H10M11S</meta:editing-duration>
    <meta:editing-cycles>4</meta:editing-cycles>
    <meta:generator>LibreOffice/5.1.6.2$Linux_X86_64 LibreOffice_project/10m0$Build-2</meta:generator>
    <meta:document-statistic meta:table-count="0" meta:image-count="0" meta:object-count="0" meta:page-count="2" meta:paragraph-count="39" meta:word-count="440" meta:character-count="3057" meta:non-whitespace-character-count="2600"/>
  </office:meta>
</office:document-meta>
</file>